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Text_20_body">
      <style:text-properties style:use-window-font-color="true" style:font-name="Arial1" fo:font-style="normal" style:font-style-asian="normal" style:font-style-complex="normal"/>
    </style:style>
    <style:style style:name="P4" style:family="paragraph" style:parent-style-name="Text_20_body" style:list-style-name="L1">
      <style:text-properties style:use-window-font-color="true" style:font-name="Arial1" fo:font-style="normal" style:font-style-asian="normal" style:font-style-complex="normal"/>
    </style:style>
    <style:style style:name="P5" style:family="paragraph" style:parent-style-name="Heading_20_2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h text:style-name="Heading_20_1" text:outline-level="1">14. Spektrální analýza spojitých a diskrétních signálů</text:h>
      <text:p text:style-name="P1">Vychází z ISS.</text:p>
      <text:p text:style-name="P2"/>
      <text:h text:style-name="P5" text:outline-level="2">Základní pojmy</text:h>
      <text:list xml:id="list1143129945" text:style-name="L1">
        <text:list-item>
          <text:p text:style-name="P4">Spojitý čas – x(t)</text:p>
        </text:list-item>
        <text:list-item>
          <text:p text:style-name="P4">Diskrétní čas – x[n]</text:p>
        </text:list-item>
        <text:list-item>
          <text:p text:style-name="P4">Posunutí (zpoždění, předběhnutí) – x(t – pi), x(t + pi), x[n – m], x[n + m]</text:p>
        </text:list-item>
        <text:list-item>
          <text:p text:style-name="P4">Otočení s posunutím – x[-n + m] – pro kladné m se posouvá otočený signál doprava</text:p>
        </text:list-item>
        <text:list-item>
          <text:p text:style-name="P4">kontrakce a dilatace časové osy – x(mt), x(t/m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29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rázek" style:family="paragraph" style:parent-style-name="Caption" style:master-page-name="">
      <style:paragraph-properties fo:text-align="end" style:justify-single-word="false" style:page-number="auto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>
        <style:tab-stops/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3909in" fo:margin-bottom="0.3547in" fo:margin-left="0.3126in" fo:margin-right="0.316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ilip Karpíšek</meta:initial-creator>
    <meta:creation-date>2012-02-21T10:48:48.37</meta:creation-date>
    <dc:date>2012-03-05T09:02:24</dc:date>
    <meta:editing-duration>PT3H57M1S</meta:editing-duration>
    <meta:editing-cycles>50</meta:editing-cycles>
    <meta:generator>LibreOffice/3.3$Unix LibreOffice_project/330m19$Build-301</meta:generator>
    <meta:document-statistic meta:table-count="0" meta:image-count="0" meta:object-count="0" meta:page-count="1" meta:paragraph-count="8" meta:word-count="65" meta:character-count="327"/>
  </office:meta>
</office:document-meta>
</file>